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1000004ED00000341E947FC358FB6FD7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ira Sans" svg:font-family="'Fira Sans'"/>
    <style:font-face style:name="Fira Sans Extra Condensed Medium" svg:font-family="'Fira Sans Extra Condensed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svg:stroke-width="0cm" draw:fill="solid" draw:fill-color="#ffc95c" loext:fill-theme-color="accent3" draw:textarea-horizontal-align="justify" draw:textarea-vertical-align="middle" draw:auto-grow-height="false" draw:fit-to-size="false" style:shrink-to-fit="false" fo:min-height="1.635cm" fo:min-width="4.977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fc95c" loext:fill-theme-color="accent3" draw:textarea-horizontal-align="justify" draw:textarea-vertical-align="middle" draw:auto-grow-height="false" draw:fit-to-size="false" style:shrink-to-fit="false" fo:min-height="1.685cm" fo:min-width="4.971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85a5a" loext:fill-theme-color="accent5" draw:textarea-horizontal-align="justify" draw:textarea-vertical-align="middle" draw:auto-grow-height="false" draw:fit-to-size="false" style:shrink-to-fit="false" fo:min-height="1.665cm" fo:min-width="4.973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237cm" fo:min-width="4.051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16cm" fo:min-width="4.051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236cm" fo:min-width="4.052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14cm" fo:min-width="4.052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3.749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172cm" fo:min-width="3.749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721b65" loext:fill-theme-color="accent4" draw:textarea-horizontal-align="justify" draw:textarea-vertical-align="middle" draw:auto-grow-height="false" draw:fit-to-size="false" style:shrink-to-fit="false" fo:min-height="0.799cm" fo:min-width="1.402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.023cm" fo:min-width="1.327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f85a5a" loext:fill-theme-color="accent5" draw:textarea-horizontal-align="justify" draw:textarea-vertical-align="middle" draw:auto-grow-height="false" draw:fit-to-size="false" style:shrink-to-fit="false" fo:min-height="1.023cm" fo:min-width="1.324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.248cm" fo:min-width="0.248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721b65" loext:fill-theme-color="accent4" draw:textarea-horizontal-align="justify" draw:textarea-vertical-align="middle" draw:auto-grow-height="false" draw:fit-to-size="false" style:shrink-to-fit="false" fo:min-height="0.008cm" fo:min-width="0.274cm" fo:padding-top="0.044cm" fo:padding-bottom="0.04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721b65" loext:fill-theme-color="accent4" draw:textarea-horizontal-align="justify" draw:textarea-vertical-align="middle" draw:auto-grow-height="false" draw:fit-to-size="false" style:shrink-to-fit="false" fo:min-height="0.009cm" fo:min-width="0cm" fo:padding-top="0.045cm" fo:padding-bottom="0.045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721b65" loext:fill-theme-color="accent4" draw:textarea-horizontal-align="justify" draw:textarea-vertical-align="middle" draw:auto-grow-height="false" draw:fit-to-size="false" style:shrink-to-fit="false" fo:min-height="0.009cm" fo:min-width="0.087cm" fo:padding-top="0.045cm" fo:padding-bottom="0.045cm" fo:padding-left="0.254cm" fo:padding-right="0.254cm" fo:wrap-option="wrap"/>
    </style:style>
    <style:style style:name="gr19" style:family="graphic">
      <style:graphic-properties style:protect="size"/>
    </style:style>
    <style:style style:name="pr1" style:family="presentation" style:parent-style-name="TITLE_5f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ONL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075cm" style:use-optimal-column-width="false"/>
    </style:style>
    <style:style style:name="co2" style:family="table-column">
      <style:table-column-properties style:column-width="1.073cm" style:use-optimal-column-width="false"/>
    </style:style>
    <style:style style:name="ro1" style:family="table-row">
      <style:table-row-properties style:row-height="0.907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text-properties fo:font-size="12pt"/>
    </style:style>
    <style:style style:name="P1" style:family="paragraph">
      <loext:graphic-properties draw:fill="solid" draw:fill-color="#ffc95c"/>
      <style:paragraph-properties fo:text-align="start" style:font-independent-line-spacing="true"/>
      <style:text-properties fo:font-size="14pt"/>
    </style:style>
    <style:style style:name="P2" style:family="paragraph">
      <style:paragraph-properties fo:text-align="start"/>
      <style:text-properties fo:font-size="12pt"/>
    </style:style>
    <style:style style:name="P3" style:family="paragraph">
      <loext:graphic-properties draw:fill="solid" draw:fill-color="#f85a5a"/>
      <style:paragraph-properties fo:text-align="start" style:font-independent-line-spacing="true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0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11" style:family="paragraph">
      <loext:graphic-properties draw:fill="solid" draw:fill-color="#721b65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85a5a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Fira Sans Extra Condensed Medium" fo:font-size="17pt" fo:letter-spacing="normal" fo:language="en" fo:country="none" fo:font-style="normal" style:text-underline-style="none" fo:font-weight="normal" fo:background-color="transparent" style:font-name-asian="Fira Sans Extra Condensed Medium" style:font-size-asian="17pt" style:font-style-asian="normal" style:font-weight-asian="normal" style:font-name-complex="Fira Sans Extra Condensed Medium" style:font-size-complex="17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Fira Sans" fo:font-size="10pt" fo:letter-spacing="normal" fo:language="en" fo:country="none" fo:font-style="normal" style:text-underline-style="none" fo:font-weight="normal" fo:background-color="transparent" style:font-name-asian="Fira Sans" style:font-size-asian="12pt" style:font-style-asian="normal" style:font-weight-asian="normal" style:font-name-complex="Fira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Fira Sans Extra Condensed Medium" fo:font-size="14pt" fo:letter-spacing="normal" fo:language="en" fo:country="none" fo:font-style="normal" style:text-underline-style="none" fo:font-weight="normal" fo:background-color="transparent" style:font-name-asian="Fira Sans Extra Condensed Medium" style:font-size-asian="17pt" style:font-style-asian="normal" style:font-weight-asian="normal" style:font-name-complex="Fira Sans Extra Condensed Medium" style:font-size-complex="17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2pt" fo:letter-spacing="normal" fo:language="en" fo:country="none" fo:font-style="normal" style:text-underline-style="none" fo:font-weight="normal" fo:background-color="transparent" style:font-name-asian="Fira Sans" style:font-size-asian="12pt" style:font-style-asian="normal" style:font-weight-asian="normal" style:font-name-complex="Fira Sans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Fira Sans Extra Condensed Medium" fo:font-size="24pt" fo:letter-spacing="normal" fo:language="en" fo:country="none" fo:font-style="normal" style:text-underline-style="none" fo:font-weight="normal" fo:background-color="transparent" style:font-name-asian="Fira Sans Extra Condensed Medium" style:font-size-asian="24pt" style:font-style-asian="normal" style:font-weight-asian="normal" style:font-name-complex="Fira Sans Extra Condensed Medium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vid Infographics (19)" draw:style-name="dp1" draw:master-page-name="TITLE_5f_ONLY" presentation:presentation-page-layout-name="AL1T19">
        <draw:g draw:name="Google Shape;2636;p33" draw:style-name="gr1">
          <draw:custom-shape draw:name="Google Shape;2719;p 2" draw:style-name="gr2" draw:text-style-name="P1" draw:layer="layout" svg:width="5.715cm" svg:height="2.373cm" svg:x="2.54cm" svg:y="5.08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720;p 2" draw:style-name="gr3" draw:text-style-name="P1" draw:layer="layout" svg:width="5.715cm" svg:height="2.429cm" svg:x="2.54cm" svg:y="11.43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721;p 2" draw:style-name="gr4" draw:text-style-name="P3" draw:layer="layout" svg:width="5.715cm" svg:height="2.407cm" svg:x="2.54cm" svg:y="8.255cm">
            <text:p text:style-name="P2"><text:span text:style-name="T1">Najmłodszy </text:span><text:span text:style-name="T1">zarażony ma 0 </text:span><text:span text:style-name="T1">lat, najstarszy </text:span><text:span text:style-name="T1">115 lat. 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2739;p 2" draw:style-name="gr1">
            <draw:custom-shape draw:name="Google Shape;2740;p 2" draw:style-name="gr5" draw:text-style-name="P5" draw:layer="layout" svg:width="4.558cm" svg:height="0.744cm" svg:x="3.364cm" svg:y="8.449cm">
              <text:p text:style-name="P4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741;p 2" draw:style-name="gr6" draw:text-style-name="P7" draw:layer="layout" svg:width="4.558cm" svg:height="1.323cm" svg:x="3.364cm" svg:y="9.339cm">
              <text:p text:style-name="P6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7" draw:text-style-name="P8" draw:layer="layout" svg:width="13.555cm" svg:height="9.609cm" svg:x="9.94cm" svg:y="4.996cm">
            <draw:image xlink:href="Pictures/10000001000004ED00000341E947FC358FB6FD7E.png" xlink:type="simple" xlink:show="embed" xlink:actuate="onLoad" draw:mime-type="image/png">
              <text:p/>
            </draw:image>
          </draw:frame>
          <draw:g draw:name="Google Shape;2736;p 1" draw:style-name="gr1">
            <draw:custom-shape draw:name="Google Shape;2737;p 1" draw:style-name="gr8" draw:text-style-name="P5" draw:layer="layout" svg:width="4.559cm" svg:height="0.743cm" svg:x="3.175cm" svg:y="5.241cm">
              <text:p text:style-name="P4"><text:span text:style-name="T4">Ś</text:span><text:span text:style-name="T4">r</text:span><text:span text:style-name="T4">e</text:span><text:span text:style-name="T4">d</text:span><text:span text:style-name="T4">n</text:span><text:span text:style-name="T4">i</text:span><text:span text:style-name="T4">a</text:span><text:span text:style-name="T4"> </text:span><text:span text:style-name="T4">w</text:span><text:span text:style-name="T4">i</text:span><text:span text:style-name="T4">e</text:span><text:span text:style-name="T4">k</text:span><text:span text:style-name="T4">u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738;p 1" draw:style-name="gr9" draw:text-style-name="P5" draw:layer="layout" svg:width="4.559cm" svg:height="1.321cm" svg:x="3.175cm" svg:y="6.132cm">
              <text:p text:style-name="P4"><text:span text:style-name="T5">5</text:span><text:span text:style-name="T5">6 </text:span><text:span text:style-name="T5">l</text:span><text:span text:style-name="T5">a</text:span><text:span text:style-name="T5">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2736;p 3" draw:style-name="gr1">
            <draw:custom-shape draw:name="Google Shape;2737;p 3" draw:style-name="gr10" draw:text-style-name="P5" draw:layer="layout" svg:width="4.256cm" svg:height="0.382cm" svg:x="3.364cm" svg:y="9.525cm">
              <text:p text:style-name="P4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738;p 3" draw:style-name="gr11" draw:text-style-name="P5" draw:layer="layout" svg:width="4.256cm" svg:height="0.679cm" svg:x="3.364cm" svg:y="9.983cm">
              <text:p text:style-name="P4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standard" draw:layer="layout" svg:width="4.297cm" svg:height="1.818cm" svg:x="3.253cm" svg:y="11.669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9">q10</text:p>
                </table:table-cell>
                <table:table-cell>
                  <text:p text:style-name="P9">q25</text:p>
                </table:table-cell>
                <table:table-cell>
                  <text:p text:style-name="P9">q50</text:p>
                </table:table-cell>
                <table:table-cell>
                  <text:p text:style-name="P9">q75</text:p>
                </table:table-cell>
              </table:table-row>
              <table:table-row table:style-name="ro2" table:default-cell-style-name="ce1">
                <table:table-cell>
                  <text:p text:style-name="P9">30</text:p>
                </table:table-cell>
                <table:table-cell>
                  <text:p text:style-name="P9">45</text:p>
                </table:table-cell>
                <table:table-cell>
                  <text:p text:style-name="P9">59</text:p>
                </table:table-cell>
                <table:table-cell>
                  <text:p text:style-name="P9">71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frame draw:name="Google Shape;2745;p 2" presentation:style-name="pr1" draw:text-style-name="P10" draw:layer="layout" svg:width="12.36cm" svg:height="1.193cm" svg:x="7.325cm" svg:y="1.982cm" presentation:class="title" presentation:user-transformed="true">
          <draw:text-box>
            <text:p text:style-name="P4"><text:span text:style-name="T6">A</text:span><text:span text:style-name="T6">n</text:span><text:span text:style-name="T6">a</text:span><text:span text:style-name="T6">l</text:span><text:span text:style-name="T6">i</text:span><text:span text:style-name="T6">z</text:span><text:span text:style-name="T6">a</text:span><text:span text:style-name="T6"> </text:span><text:span text:style-name="T6">w</text:span><text:span text:style-name="T6">i</text:span><text:span text:style-name="T6">e</text:span><text:span text:style-name="T6">k</text:span><text:span text:style-name="T6">u</text:span><text:span text:style-name="T6"> </text:span><text:span text:style-name="T6">z</text:span><text:span text:style-name="T6">a</text:span><text:span text:style-name="T6">r</text:span><text:span text:style-name="T6">a</text:span><text:span text:style-name="T6">ż</text:span><text:span text:style-name="T6">o</text:span><text:span text:style-name="T6">n</text:span><text:span text:style-name="T6">y</text:span><text:span text:style-name="T6">c</text:span><text:span text:style-name="T6">h</text:span></text:p>
          </draw:text-box>
        </draw:frame>
        <draw:g draw:name="Google Shape;2754;p 2" draw:style-name="gr1">
          <draw:custom-shape draw:name="Google Shape;2755;p 2" draw:style-name="gr12" draw:text-style-name="P11" draw:layer="layout" svg:width="1.909cm" svg:height="1.306cm" svg:x="23.556cm" svg:y="1.27cm">
            <text:p/>
            <draw:enhanced-geometry draw:mirror-horizontal="false" draw:mirror-vertical="false" drawooo:sub-view-size="16778 11482" draw:text-areas="0 0 ?f0 ?f1" svg:viewBox="0 0 0 0" draw:type="ooxml-non-primitive" draw:enhanced-path="M 14540 662 L 2260 662 C 1827 662 1439 845 1165 1119 L 1142 1141 C 868 1415 685 1803 685 2237 L 685 9244 C 685 9678 868 10066 1142 10340 1439 10637 1827 10797 2260 10797 L 14540 10797 C 14974 10797 15362 10637 15636 10340 15933 10066 16115 9678 16115 9244 L 16115 2237 C 16115 1803 15933 1415 15659 1141 L 15636 1141 C 15362 845 14974 662 14540 662 Z M 2260 0 L 14540 0 C 15157 0 15727 251 16115 662 L 16138 662 C 16526 1073 16777 1621 16777 2237 L 16777 9244 C 16777 9861 16526 10409 16115 10819 15727 11230 15157 11481 14540 11481 L 2260 11481 C 1644 11481 1073 11230 663 10819 252 10409 1 9861 1 9244 L 1 2237 C 1 1621 252 1050 663 662 L 685 639 C 1096 228 1644 0 2260 0 Z N">
              <draw:equation draw:name="f0" draw:formula="logwidth"/>
              <draw:equation draw:name="f1" draw:formula="logheight"/>
            </draw:enhanced-geometry>
          </draw:custom-shape>
          <draw:custom-shape draw:name="Google Shape;2756;p 2" draw:style-name="gr13" draw:text-style-name="P12" draw:layer="layout" svg:width="1.834cm" svg:height="1.53cm" svg:x="24.201cm" svg:y="1.642cm">
            <text:p/>
            <draw:enhanced-geometry draw:mirror-horizontal="false" draw:mirror-vertical="false" drawooo:sub-view-size="16116 13445" draw:text-areas="0 0 ?f0 ?f1" svg:viewBox="0 0 0 0" draw:type="ooxml-non-primitive" draw:enhanced-path="M 2374 0 L 13741 0 C 15042 0 16115 1050 16115 2351 L 16115 11070 C 16115 12372 15042 13444 13741 13444 L 2374 13444 C 1073 13444 0 12372 0 11070 L 0 2351 C 0 1050 1073 0 2374 0 Z N">
              <draw:equation draw:name="f0" draw:formula="logwidth"/>
              <draw:equation draw:name="f1" draw:formula="logheight"/>
            </draw:enhanced-geometry>
          </draw:custom-shape>
          <draw:custom-shape draw:name="Google Shape;2757;p 2" draw:style-name="gr14" draw:text-style-name="P13" draw:layer="layout" svg:width="1.831cm" svg:height="1.53cm" svg:x="22.989cm" svg:y="1.642cm">
            <text:p/>
            <draw:enhanced-geometry draw:mirror-horizontal="false" draw:mirror-vertical="false" drawooo:sub-view-size="16093 13445" draw:text-areas="0 0 ?f0 ?f1" svg:viewBox="0 0 0 0" draw:type="ooxml-non-primitive" draw:enhanced-path="M 2375 0 L 13719 0 C 15043 0 16093 1050 16093 2351 L 16093 11070 C 16093 12372 15043 13444 13719 13444 L 2375 13444 C 1074 13444 1 12372 1 11070 L 1 2351 C 1 1050 1074 0 2375 0 Z N">
              <draw:equation draw:name="f0" draw:formula="logwidth"/>
              <draw:equation draw:name="f1" draw:formula="logheight"/>
            </draw:enhanced-geometry>
          </draw:custom-shape>
          <draw:custom-shape draw:name="Google Shape;2758;p 2" draw:style-name="gr15" draw:text-style-name="P12" draw:layer="layout" svg:width="0.755cm" svg:height="0.755cm" svg:x="23.527cm" svg:y="2.029cm">
            <text:p/>
            <draw:enhanced-geometry draw:mirror-horizontal="false" draw:mirror-vertical="false" drawooo:sub-view-size="6643 6643" draw:text-areas="0 0 ?f0 ?f1" svg:viewBox="0 0 0 0" draw:type="ooxml-non-primitive" draw:enhanced-path="M 2511 0 L 4132 0 C 4269 0 4406 69 4520 160 L 4520 183 C 4611 274 4680 411 4680 548 L 4680 1963 6095 1963 C 6255 1963 6392 2032 6483 2123 L 6506 2146 C 6597 2260 6643 2374 6643 2511 L 6643 4109 C 6643 4269 6574 4405 6483 4497 L 6483 4497 C 6392 4611 6255 4657 6095 4657 L 4680 4657 4680 6095 C 4680 6231 4611 6368 4520 6483 L 4520 6483 C 4406 6574 4269 6642 4132 6642 L 2511 6642 C 2374 6642 2238 6574 2146 6483 2032 6368 1986 6231 1986 6095 L 1986 4657 548 4657 C 411 4657 275 4611 160 4497 69 4405 1 4269 1 4109 L 1 2511 C 1 2374 69 2237 160 2123 275 2032 411 1963 548 1963 L 1986 1963 1986 548 C 1986 388 2032 251 2146 160 2238 69 2374 0 2511 0 Z N">
              <draw:equation draw:name="f0" draw:formula="logwidth"/>
              <draw:equation draw:name="f1" draw:formula="logheight"/>
            </draw:enhanced-geometry>
          </draw:custom-shape>
          <draw:custom-shape draw:name="Google Shape;2759;p 2" draw:style-name="gr16" draw:text-style-name="P11" draw:layer="layout" svg:width="0.781cm" svg:height="0.095cm" svg:x="25.032cm" svg:y="1.971cm">
            <text:p/>
            <draw:enhanced-geometry draw:mirror-horizontal="false" draw:mirror-vertical="false" drawooo:sub-view-size="6871 845" draw:text-areas="0 0 ?f0 ?f1" svg:viewBox="0 0 0 0" draw:type="ooxml-non-primitive" draw:enhanced-path="M 434 0 L 6437 0 C 6665 0 6871 183 6871 434 6871 662 6665 845 6437 845 L 434 845 C 206 845 0 662 0 434 0 183 206 0 434 0 Z N">
              <draw:equation draw:name="f0" draw:formula="logwidth"/>
              <draw:equation draw:name="f1" draw:formula="logheight"/>
            </draw:enhanced-geometry>
          </draw:custom-shape>
          <draw:custom-shape draw:name="Google Shape;2760;p 2" draw:style-name="gr17" draw:text-style-name="P11" draw:layer="layout" svg:width="0.105cm" svg:height="0.098cm" svg:x="25.708cm" svg:y="2.231cm">
            <text:p/>
            <draw:enhanced-geometry draw:mirror-horizontal="false" draw:mirror-vertical="false" drawooo:sub-view-size="936 868" draw:text-areas="0 0 ?f0 ?f1" svg:viewBox="0 0 0 0" draw:type="ooxml-non-primitive" draw:enhanced-path="M 434 1 L 502 1 C 730 1 936 206 936 434 936 685 730 868 502 868 L 434 868 C 205 868 0 685 0 434 0 206 205 1 434 1 Z N">
              <draw:equation draw:name="f0" draw:formula="logwidth"/>
              <draw:equation draw:name="f1" draw:formula="logheight"/>
            </draw:enhanced-geometry>
          </draw:custom-shape>
          <draw:custom-shape draw:name="Google Shape;2761;p 2" draw:style-name="gr18" draw:text-style-name="P11" draw:layer="layout" svg:width="0.594cm" svg:height="0.098cm" svg:x="25.032cm" svg:y="2.231cm">
            <text:p/>
            <draw:enhanced-geometry draw:mirror-horizontal="false" draw:mirror-vertical="false" drawooo:sub-view-size="5228 868" draw:text-areas="0 0 ?f0 ?f1" svg:viewBox="0 0 0 0" draw:type="ooxml-non-primitive" draw:enhanced-path="M 434 1 L 4794 1 C 5022 1 5227 206 5227 434 5227 685 5022 868 4794 868 L 434 868 C 206 868 0 685 0 434 0 206 206 1 434 1 Z N">
              <draw:equation draw:name="f0" draw:formula="logwidth"/>
              <draw:equation draw:name="f1" draw:formula="logheight"/>
            </draw:enhanced-geometry>
          </draw:custom-shape>
          <draw:custom-shape draw:name="Google Shape;2762;p 2" draw:style-name="gr16" draw:text-style-name="P11" draw:layer="layout" svg:width="0.781cm" svg:height="0.095cm" svg:x="25.032cm" svg:y="2.499cm">
            <text:p/>
            <draw:enhanced-geometry draw:mirror-horizontal="false" draw:mirror-vertical="false" drawooo:sub-view-size="6871 846" draw:text-areas="0 0 ?f0 ?f1" svg:viewBox="0 0 0 0" draw:type="ooxml-non-primitive" draw:enhanced-path="M 434 1 L 6437 1 C 6665 1 6871 183 6871 434 6871 662 6665 845 6437 845 L 434 845 C 206 845 0 662 0 434 0 183 206 1 434 1 Z N">
              <draw:equation draw:name="f0" draw:formula="logwidth"/>
              <draw:equation draw:name="f1" draw:formula="logheight"/>
            </draw:enhanced-geometry>
          </draw:custom-shape>
          <draw:custom-shape draw:name="Google Shape;2763;p 2" draw:style-name="gr17" draw:text-style-name="P11" draw:layer="layout" svg:width="0.397cm" svg:height="0.098cm" svg:x="25.032cm" svg:y="2.759cm">
            <text:p/>
            <draw:enhanced-geometry draw:mirror-horizontal="false" draw:mirror-vertical="false" drawooo:sub-view-size="3493 868" draw:text-areas="0 0 ?f0 ?f1" svg:viewBox="0 0 0 0" draw:type="ooxml-non-primitive" draw:enhanced-path="M 434 0 L 3059 0 C 3287 0 3493 206 3493 434 3493 685 3287 867 3059 867 L 434 867 C 206 867 0 685 0 434 0 206 206 0 434 0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1">
          <draw:page-thumbnail draw:name="Google Shape;2633;g991c7bf9be_0_2818:notes" draw:style-name="gr19" draw:layer="layout" svg:width="18.665cm" svg:height="11.136cm" svg:x="1.167cm" svg:y="2.227cm" draw:page-number="1" presentation:class="page"/>
          <draw:frame draw:name="Google Shape;2634;g991c7bf9be_0_2818:notes 2" presentation:style-name="pr2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ira Sans" svg:font-family="'Fira Sans'"/>
    <style:font-face style:name="Fira Sans Extra Condensed Medium" svg:font-family="'Fira Sans Extra Condensed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6;p6" presentation:style-name="Mpr4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Google Shape;27;p6" presentation:style-name="TITLE_5f_ONLY-title" draw:layer="backgroundobjects" svg:width="12.36cm" svg:height="1.193cm" svg:x="7.82cm" svg:y="1.254cm" presentation:class="title" presentation:placeholder="true" presentation:user-transformed="true">
        <draw:text-box/>
      </draw:frame>
      <draw:frame presentation:style-name="TITLE_5f_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ONLY-title" draw:layer="backgroundobjects" svg:width="18.664cm" svg:height="11.136cm" svg:x="1.167cm" svg:y="2.256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37:45.095483589</meta:creation-date>
    <dc:date>2023-12-06T09:44:30.614592452</dc:date>
    <meta:editing-duration>PT23H6M48S</meta:editing-duration>
    <meta:editing-cycles>2</meta:editing-cycles>
    <meta:generator>LibreOffice/7.5.5.2$Linux_X86_64 LibreOffice_project/50$Build-2</meta:generator>
    <meta:document-statistic meta:object-count="58"/>
  </office:meta>
</office:document-meta>
</file>